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103.4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Déci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guel Aguiler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arleth Arteag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stian Canal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scar Ceballo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xander Escalo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rnanda Escalo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rnanda Fernánde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arleth Flor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rnanda Fuent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yan Gaet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rnanda Gonzál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rge Hernandez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vin Hurtad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gie Lizam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olina Llano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briel Muñoz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món Muñoz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alentina Neir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biana Orellan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lliams Orteg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colas Osse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llaray Ramirez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ais Salgad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vin Sepúlveda</text:p>
          </table:table-cell>
          <table:table-cell table:style-name="ce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stanza Venegas</text:p>
          </table:table-cell>
          <table:table-cell table:style-name="ce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rge Vera</text:p>
          </table:table-cell>
          <table:table-cell table:style-name="ce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lizabeth Yévenes</text:p>
          </table:table-cell>
          <table:table-cell table:style-name="ce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biana Yévenes</text:p>
          </table:table-cell>
          <table:table-cell table:style-name="ce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el Ramirez</text:p>
          </table:table-cell>
          <table:table-cell table:style-name="ce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duardo Lagos</text:p>
          </table:table-cell>
          <table:table-cell table:style-name="ce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5"/>
        </table:table-row>
        <table:table-row table:style-name="ro1" table:number-rows-repeated="6">
          <table:table-cell table:style-name="Default"/>
          <table:table-cell table:style-name="ce3"/>
          <table:table-cell table:style-name="Default"/>
        </table:table-row>
        <table:table-row table:style-name="ro1">
          <table:table-cell table:style-name="Default"/>
          <table:table-cell table:style-name="ce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51:30.214105363</meta:creation-date>
    <dc:date>2016-04-12T00:01:47.520006840</dc:date>
    <meta:editing-duration>PT10M16S</meta:editing-duration>
    <meta:editing-cycles>4</meta:editing-cycles>
    <meta:generator>LibreOffice/5.0.3.2$Linux_X86_64 LibreOffice_project/00m0$Build-2</meta:generator>
    <meta:print-date>2016-04-12T00:00:34.365362769</meta:print-date>
    <meta:document-statistic meta:table-count="1" meta:cell-count="66" meta:object-count="0"/>
  </office:meta>
</office:document-meta>
</file>